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sans-serif" fo:font-size="14pt" style:font-size-asian="14pt" style:font-size-complex="14pt"/>
    </style:style>
    <style:style style:name="P2" style:parent-style-name="PreformattedText" style:family="paragraph">
      <style:text-properties style:font-name="sans-serif" fo:font-size="14pt" style:font-size-asian="14pt" style:font-size-complex="14pt"/>
    </style:style>
    <style:style style:name="P3" style:parent-style-name="PreformattedText" style:family="paragraph">
      <style:text-properties style:font-name="sans-serif" fo:font-size="14pt" style:font-size-asian="14pt" style:font-size-complex="14pt"/>
    </style:style>
    <style:style style:name="T4" style:parent-style-name="Основнойшрифтабзаца" style:family="text">
      <style:text-properties style:font-name="sans-serif" fo:font-size="10.5pt" style:font-size-asian="10.5pt"/>
    </style:style>
  </office:automatic-styles>
  <office:body>
    <office:text text:use-soft-page-breaks="true">
      <text:p text:style-name="P1">5 Лабораторная работа. Обработка символьных данных</text:p>
      <text:p text:style-name="P2">Цель:получить практические навыки обработки символьной информации–строк.</text:p>
      <text:p text:style-name="P3"/>
      <text:p text:style-name="PreformattedText">9<text:s/><text:span text:style-name="T4">Подсчитать количество букв в слове с номером n строки s</text:span></text:p>
      <text:p text:style-name="Preformatted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roid Sans Devanagari" svg:font-family="Droid Sans Devanagari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Droid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tudent</dc:creator>
    <meta:creation-date>2020-01-31T05:11:00Z</meta:creation-date>
    <dc:date>2020-01-31T06:18:00Z</dc:date>
    <meta:template xlink:href="Normal" xlink:type="simple"/>
    <meta:editing-cycles>12</meta:editing-cycles>
    <meta:editing-duration>PT6360S</meta:editing-duration>
    <meta:document-statistic meta:page-count="1" meta:paragraph-count="1" meta:word-count="27" meta:character-count="183" meta:row-count="1" meta:non-whitespace-character-count="157"/>
  </office:meta>
</office:document-meta>
</file>